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0d933a" officeooo:paragraph-rsid="000d933a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style="italic" fo:font-weight="normal" officeooo:rsid="000d933a" officeooo:paragraph-rsid="000f4378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Table_20_Contents">
      <style:text-properties officeooo:rsid="000de346" officeooo:paragraph-rsid="000de346"/>
    </style:style>
    <style:style style:name="T1" style:family="text">
      <style:text-properties fo:font-weight="normal" officeooo:rsid="000bf997" style:font-weight-asian="normal" style:font-weight-complex="normal"/>
    </style:style>
    <style:style style:name="T2" style:family="text">
      <style:text-properties fo:color="#000000" style:font-name-asian="Times New Roman1" style:font-name-complex="Times New Roman1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0bf997"/>
    </style:style>
    <style:style style:name="T5" style:family="text">
      <style:text-properties officeooo:rsid="000c832f"/>
    </style:style>
    <style:style style:name="T6" style:family="text">
      <style:text-properties officeooo:rsid="000f43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<text:span text:style-name="T4">Educatore</text:span> visualizza le attività didattich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<text:span text:style-name="T4">Educa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Educa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248596" text:style-name="Numerazione_20_UC">
              <text:list-item text:start-value="1">
                <text:p text:style-name="Azione_20_attore"><text:span text:style-name="T5">L'utente</text:span> va alla sezione Attività didattiche</text:p>
              </text:list-item>
              <text:list-item>
                <text:p text:style-name="Azione_20_sistema"><text:s/>Il sistema <text:span text:style-name="T4">mostra all’utente la lista delle attività didattiche delle proprie classi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<text:span text:style-name="T4">L'utente</text:span> ha visualizzato le Attività didattiche <text:span text:style-name="T5">correttament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<text:span text:style-name="T2">Nel caso di un errore utente, il sistema mostra all’utente un </text:span><text:span text:style-name="T3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L'operazione non deve durare piu di <text:s/>7 secondi</text:p>
          </table:table-cell>
        </table:table-row>
      </table:table>
      <text:p text:style-name="P5"/>
      <text:p text:style-name="P6"><text:span text:style-name="T6">UC_H_12_Educatore_visualizza attività didattiche: </text:span>Educatore visualizza le attività didattich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04:18.17</meta:creation-date>
    <meta:editing-duration>PT14M27S</meta:editing-duration>
    <meta:editing-cycles>9</meta:editing-cycles>
    <meta:generator>LibreOffice/3.6$Windows_x86 LibreOffice_project/da8c1e6-fd468f4-454e206-f42a4a9-143cfd</meta:generator>
    <dc:date>2012-10-22T23:16:55.19</dc:date>
    <meta:document-statistic meta:table-count="1" meta:image-count="0" meta:object-count="0" meta:page-count="1" meta:paragraph-count="18" meta:word-count="97" meta:character-count="711" meta:non-whitespace-character-count="632"/>
  </office:meta>
</office:document-meta>
</file>